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CATMA_20_Query_20_Res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TMA Query Result" table:style-name="ta1">
        <office:forms form:automatic-focus="false" form:apply-design-mode="false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antarktisch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lländisch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ürzer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t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r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 fremde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tisch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b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rre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 dicke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 klein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st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r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rikanische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 deutsch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rt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terirdisch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disch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s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 russisches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graphisch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ächtig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 leere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02 Horror Vacui. Roman - Tina Ue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s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tte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ien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nische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er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r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ölzernen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 runde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ben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m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rre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l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r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m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aden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r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en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</text:p>
            <text:p/>
          </table:table-cell>
          <table:table-cell office:value-type="string" calcext:value-type="string">
            <text:p>2002 In Pluschgewittern - Herrndorf, Wolfga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s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m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r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erlich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wegisch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rtlich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er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kige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ächtig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ichtes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 kleines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ltig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r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r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s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ürzest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alienisch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es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 rund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alienische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e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ächtige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tt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 kleiner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er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alienischer</text:p>
            <text:p/>
          </table:table-cell>
          <table:table-cell office:value-type="string" calcext:value-type="string">
            <text:p>2003 Eine Frau, eine Wohnung, ein Roman - Wilhelm Genazin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sten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lländischen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h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ien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änger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r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s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be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kigen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n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r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 flache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tten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03 Pias Labyrinth - Adriana S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st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lländisch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s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ügelig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beinig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m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s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nisch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stlich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nisch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er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t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r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lsch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er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t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nisch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abisch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tisch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äftig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äuslich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talanisch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talanisch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r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ölzern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ll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telgroß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tisch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r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s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b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m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rr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rr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änger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nischer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st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umm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er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m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nsterlos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ürhoh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imisch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r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s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05 Es geht uns gut - Arno Geig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idnisch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 dünn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ll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t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beinig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nern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s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liches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licher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l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s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rnig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frecht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ömisch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ht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r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st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t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echisch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ächtigen britisch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echisch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tisch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nseitig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abisch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nern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äftig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erlich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st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schultrig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r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ölzern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ll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tisch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abisch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tisch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abisches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disch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es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r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r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m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t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rr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l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alienisch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st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dig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liner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s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visorisch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r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zösisch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er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m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tt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übergroß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s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m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ad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imisch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ächtig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schultrig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sichtbar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esige</text:p>
            <text:p/>
          </table:table-cell>
          <table:table-cell office:value-type="string" calcext:value-type="string">
            <text:p>2006 Der Weltensammler - Ilija Trojano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t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e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beinig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s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r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uschig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ste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 weit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t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echische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ölzern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ll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r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gang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b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r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äftiger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liner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s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ssisch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er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enburgisch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m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s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e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s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 breite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m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esige</text:p>
            <text:p/>
          </table:table-cell>
          <table:table-cell office:value-type="string" calcext:value-type="string">
            <text:p>2007 Bose Schafe - Katja Lange-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st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st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ert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lländisch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zügig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uropäisch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s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tt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artig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h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rägem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übergroß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tläufig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ächtig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st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t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ss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echisch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echisch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echisch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nern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äftig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em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erlich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s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ll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r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app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äng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otisch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s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b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ushoh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üppig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rr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alienisch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dig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s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 steil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um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fernt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rikanisch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m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nk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stlich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s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s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ientalisch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schwarz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gantisch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schultrig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m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ad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ömisch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08 Die Mitte der Welt - Andreas Steinhof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r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tt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ürzer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t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er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s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s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r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ächtig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r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r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er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t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ief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r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s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b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ktisch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r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ieckig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l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l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s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ssisch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in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sern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r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rikanisch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nk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s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gerlang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imisch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s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ächsisch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n russisch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 spitz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tt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m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siv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es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kigen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esige</text:p>
            <text:p/>
          </table:table-cell>
          <table:table-cell office:value-type="string" calcext:value-type="string">
            <text:p>2009 Atemschaukel - Herta Mul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st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 rheinisch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s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­klein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ürzer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er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s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r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r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echische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r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ll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tisch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st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hle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er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tte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tt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s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r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m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s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10 Juja - Nino Haratischwil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st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t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m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nesischer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kige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le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ächtig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obige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r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r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rtig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esig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s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äumig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r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telgroß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r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s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b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lländischer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ückwärtig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alienisch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mburger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st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liner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r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 groß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monisch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m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s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r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er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e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ömische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s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</text:p>
            <text:p/>
          </table:table-cell>
          <table:table-cell office:value-type="string" calcext:value-type="string">
            <text:p>2011 Lazyboy - Michael Wei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lländisch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ert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m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änglich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enem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t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fallen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stlich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nesischer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t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 dünnes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umm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r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r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st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erhoh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 polnisch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tisch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 kommunistisch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dentlicher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ll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abisch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disch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s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 rund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 französisch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r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lländischer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tler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telgroß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st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s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m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nk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zösisch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 kahl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m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nesisch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ereckig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tt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tz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imisch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r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s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pitalistisch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m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s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</text:p>
            <text:p/>
          </table:table-cell>
          <table:table-cell office:value-type="string" calcext:value-type="string">
            <text:p>2012 Vielen Dank fur das Leben - Sibylle Ber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st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st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rrig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thol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achbart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tt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h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nern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m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n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nisch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rtli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-tschech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t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öm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l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 klein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st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t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a-k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ech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echisch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zös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mmig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ürkisch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öhm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bürgerli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nern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if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üppig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rr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l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ängst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änger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alien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nisch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ußisch-demokratisch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zösisch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rikanisch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st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b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tt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tli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ad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gar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m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 leer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nnlang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nern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m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ömisch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r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äuslich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ltig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ölzern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abisch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r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l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alienisch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m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alienische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er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nesisch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s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lprigen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ömische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s</text:p>
            <text:p/>
          </table:table-cell>
          <table:table-cell office:value-type="string" calcext:value-type="string">
            <text:p>2013 Uber Nacht - Gruber, Sab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erstöckig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ürzer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ster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beinig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rzförmig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überfüllt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s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stlich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t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r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 schlank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r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äuslich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s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doner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l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r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abisch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l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telgroß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nischer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st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hl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r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nk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in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tt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tz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r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laubt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schultrig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es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13 Wunsche - Judith Kucka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st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ihum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nisch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rnig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ächtig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r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umig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äumig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em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s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 runde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s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r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r englischer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r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er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tte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r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r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s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nurgerad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kig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äuferischen</text:p>
            <text:p/>
          </table:table-cell>
          <table:table-cell office:value-type="string" calcext:value-type="string">
            <text:p>2014 Bilder deiner grossen Liebe - Wolfgang Herrn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rrige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te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e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te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ll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e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ürzeste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be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le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st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liner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e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ssische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m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zösische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er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dfremder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e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s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s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e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es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lschem</text:p>
            <text:p/>
          </table:table-cell>
          <table:table-cell office:value-type="string" calcext:value-type="string">
            <text:p>2014 Isabel. Roman - Feridun Zaimogl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fallen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nische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e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frecht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ächtige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r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er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ss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sses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nisch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änger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sig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stes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esig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sser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s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es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b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r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m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rre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l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ußisch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mburger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liner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umm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ch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alienische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m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ußische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terirdisch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mmig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r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schultrig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siv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kigen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14 Vor dem Fest Stanisi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uropäisch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s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erstöckig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tt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h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enem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samt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uchtig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beinig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neumatisch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sterreichisch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tläufig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lsch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st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t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ddeutsch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ihundert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abisch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ltig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r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ll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brig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abisch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änger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otisch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m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r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üppig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ürkisch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rr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l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üppig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 tief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änger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ußisch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st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r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tt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er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m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tt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tt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s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ddeutsch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siven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15 Ach, diese Lucke, diese entsetzliche Lucke - Joachim Meyerhof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s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achbart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erlich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stlich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te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ömisch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t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rtig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äuslich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r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abisch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s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ußisch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alienisch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liner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ssisch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alienische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sern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s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ad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r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graphisch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zösischer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ade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ömische</text:p>
            <text:p/>
          </table:table-cell>
          <table:table-cell office:value-type="string" calcext:value-type="string">
            <text:p>2015 Sarahs Gesetz - Silvia Bovens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m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tt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h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t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erlich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i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nern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s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stlich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nesisch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l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frecht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s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ächtig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lsch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ächtig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r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st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er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t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nsterlos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imatlich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zösisch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rtig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sterreichisch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tliches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 fremd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äftig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esig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ächtiger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r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telgroß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r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ölzern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 rund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telgroß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b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l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ürzerer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nernes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st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r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tt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tz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 kleiner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imisch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s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er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s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 klein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 hölzern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s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16 Der Allesforscher - Steinfest, Heinric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disches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tte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ömisch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ächtig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r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r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beinig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drungen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 tiefblau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echisch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 leer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 kahle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m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äumig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r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erliche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telgroße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ll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r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r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m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üppig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rre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l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mburger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 rund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st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führerisch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r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m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tt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s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disch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er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tt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s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16 Die Freundinnen. Roman - Johanna Moosdor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st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laut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lländisch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ügelig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t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krempig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nern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ülliger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nisch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m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l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r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r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t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erlich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r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ölzern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r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edrig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rr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l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l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alienisch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st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wedischer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lwangig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m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hl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r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alienisch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zösisch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r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m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 deutsch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 riesig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garisch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lich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rrer</text:p>
            <text:p/>
          </table:table-cell>
          <table:table-cell office:value-type="string" calcext:value-type="string">
            <text:p>2017 Tyll - Daniel Kehlman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eren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n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 dünnen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h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m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stlichen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te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mische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em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ben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liner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er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bische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r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t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s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s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s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en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ußischer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</text:p>
            <text:p/>
          </table:table-cell>
          <table:table-cell office:value-type="string" calcext:value-type="string">
            <text:p>2017 Wiener Strasse - Sven Rege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rrig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tholisch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enem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re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il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hte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ächtig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r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echisch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esig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es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doner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ölzern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r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abisch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m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tweit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waltige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che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zösische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rikanische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ünnem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le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tze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che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imisch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mächtig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öffentliche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</text:p>
            <text:p/>
          </table:table-cell>
          <table:table-cell office:value-type="string" calcext:value-type="string">
            <text:p>2018 Frau Pfeiffer Jost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rase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Document Frequency</text:p>
          </table:table-cell>
          <table:table-cell office:value-type="string" calcext:value-type="string">
            <text:p>Total Frequency</text:p>
          </table:table-cell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1">
          <table:table-cell office:value-type="string" calcext:value-type="string">
            <text:p>heidn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glisch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rer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efsten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he</text:p>
            <text:p/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it</text:p>
            <text:p/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sten</text:p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lländisch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iert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r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ünnen</text:p>
            <text:p/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norrig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n rhein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öffentlichem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ger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antarkt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tholisch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ängli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hte</text:p>
            <text:p/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laut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lländischen</text:p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ßzüg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uropäisch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males</text:p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rstöckig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disch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glischen</text:p>
            <text:p/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efe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nachbart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­klein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eren</text:p>
            <text:p/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gen dünn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tte</text:p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mdartig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h</text:p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ffenem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ürzer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eren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ügelig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ll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t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ößten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nlan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itkrempig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samt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räge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ziger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ierlich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ere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ucht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edrig</text:p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üster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ke</text:p>
            <text:p/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r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weg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g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itbeinig</text:p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urzen</text:p>
            <text:p/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i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ihu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fallen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rzförm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inernen</text:p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ges</text:p>
            <text:p/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htem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malen</text:p>
            <text:p/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übergroß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überfüllt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hes</text:p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dlich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de</text:p>
            <text:p/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üllig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neumat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nischen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stlichen</text:p>
            <text:p/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nische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österreich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ge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örtlich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nesischer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tläufig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utsch-tschech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dlich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erer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nesische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ilen</text:p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efes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ge</text:p>
            <text:p/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n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esige</text:p>
            <text:p/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rnig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ößte</text:p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lanke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frecht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ömischen</text:p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urzes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chte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kig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erer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hl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ächtigen</text:p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ausch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he schlank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schen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urze</text:p>
            <text:p/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obig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s dünn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ken klein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umm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der</text:p>
            <text:p/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nzer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ünnbein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icht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ßen</text:p>
            <text:p/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ächtig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ch</text:p>
            <text:p/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ger</text:p>
            <text:p/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ste</text:p>
            <text:p/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lanker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ßen weit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ten</text:p>
            <text:p/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d</text:p>
            <text:p/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drungen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echisch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ht</text:p>
            <text:p/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erho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ss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a-k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t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ren</text:p>
            <text:p/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nsterlos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ef</text:p>
            <text:p/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utsch</text:p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 poln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m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zig klein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ächtigen brit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ss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ßes</text:p>
            <text:p/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n tiefblau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er</text:p>
            <text:p/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ddeut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it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nisch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ief</text:p>
            <text:p/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echischen</text:p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echische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ief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hlen</text:p>
            <text:p/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imatli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efer</text:p>
            <text:p/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zösisch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rikanischen</text:p>
            <text:p/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ere</text:p>
            <text:p/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lammig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rtig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nseit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bisch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eihundert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ürk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öffentlichen</text:p>
            <text:p/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it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öhm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änger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Österreich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g</text:p>
            <text:p/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bürgerli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echisch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n kommunist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ünn</text:p>
            <text:p/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ltlich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 fremd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ker</text:p>
            <text:p/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ßen leer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efen</text:p>
            <text:p/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bische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inerne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äftigen</text:p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esigen</text:p>
            <text:p/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nze kahl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efer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äuslichen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s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dentlich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zige</text:p>
            <text:p/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talan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talan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ite</text:p>
            <text:p/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st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tzen</text:p>
            <text:p/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aum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if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male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esigen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res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äumig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ächtig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ndoner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il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lem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tig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s</text:p>
            <text:p/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urzer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ierliche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aches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st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ttelgroß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itschultr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maler</text:p>
            <text:p/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ölzernen</text:p>
            <text:p/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 runde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ll</text:p>
            <text:p/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ünner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ge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br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ößer</text:p>
            <text:p/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ger</text:p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ttelgroß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l</text:p>
            <text:p/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napp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chen</text:p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bischen</text:p>
            <text:p/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änger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hter</text:p>
            <text:p/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ss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zigen</text:p>
            <text:p/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k</text:p>
            <text:p/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edrigen</text:p>
            <text:p/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ch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bisch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tgan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disch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otisch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d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urz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esiges</text:p>
            <text:p/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nzen</text:p>
            <text:p/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ße rund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edriges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lben</text:p>
            <text:p/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 französ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usho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öffentlicher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kt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achem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ürzest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n</text:p>
            <text:p/>
          </table:table-cell>
          <table:table-cell table:number-columns-repeated="2"/>
          <table:table-cell office:value-type="float" office:value="708" calcext:value-type="float">
            <text:p>7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ß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den</text:p>
            <text:p/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lb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iter</text:p>
            <text:p/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äftig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lländischer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hem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eieck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t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üppig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male</text:p>
            <text:p/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ürre</text:p>
            <text:p/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ürk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ürr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ttler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er</text:p>
            <text:p/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il</text:p>
            <text:p/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nze</text:p>
            <text:p/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achen</text:p>
            <text:p/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ttelgroß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üppig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ängst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ückwärt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ltweit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ße dick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esiger englisch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hlen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ken tief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gen</text:p>
            <text:p/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ürzer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ängere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waltig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ußischen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enischen</text:p>
            <text:p/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ößeres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inern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ünnen klein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mburger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nischer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esig</text:p>
            <text:p/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ußisch-demokrat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ßen rund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hen</text:p>
            <text:p/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mal</text:p>
            <text:p/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st</text:p>
            <text:p/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wedisch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dig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utschen</text:p>
            <text:p/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rliner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des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ten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visor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zige steil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schen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führer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du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hlwangig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m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lank</text:p>
            <text:p/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hle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umm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acher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ß</text:p>
            <text:p/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ger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mder</text:p>
            <text:p/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enische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ache</text:p>
            <text:p/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tt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nk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zösische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ler</text:p>
            <text:p/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in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isern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 kahl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ldfremd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ub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nze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utscher</text:p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tfernt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table:number-columns-repeated="2"/>
          <table:table-cell office:value-type="float" office:value="614" calcext:value-type="float">
            <text:p>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gen</text:p>
            <text:p/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t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iten</text:p>
            <text:p/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denburg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esig groß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rikanische</text:p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st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n deut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ünnem</text:p>
            <text:p/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nesischen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mon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re</text:p>
            <text:p/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edrige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htes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nk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lb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tte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übergroß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l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mächtig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uß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ites</text:p>
            <text:p/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räg</text:p>
            <text:p/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reckig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k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mde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glische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ltli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tten</text:p>
            <text:p/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eres</text:p>
            <text:p/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tze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glische</text:p>
            <text:p/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r</text:p>
            <text:p/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ößer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</text:p>
            <text:p/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nsterlos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art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ürho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zig kleiner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</text:p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ite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k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utsches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terirdisch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ngerlan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aden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lamm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glischer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östli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ßen deut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ünner</text:p>
            <text:p/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öffentlich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disch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nze riesig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hten</text:p>
            <text:p/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imischen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garisch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esiger</text:p>
            <text:p/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ünnes</text:p>
            <text:p/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ße fla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edriger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nzes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ientalischer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s russisch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ßer</text:p>
            <text:p/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graphisch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pitalistisch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zig klein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ddeut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dlich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her</text:p>
            <text:p/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tlaubt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ef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 breit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ach</text:p>
            <text:p/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nurgerad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efschwarz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ächs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ger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ken</text:p>
            <text:p/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mächtigen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efe</text:p>
            <text:p/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iten russ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zösisch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gere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 spitz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tt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itschultrig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lank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ßen hölzern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sichtbar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mden</text:p>
            <text:p/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erem</text:p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siv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lpr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ße leer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mde</text:p>
            <text:p/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eres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ußisch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ad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öffentliche</text:p>
            <text:p/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inen leer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öffentlich</text:p>
            <text:p/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kigen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ünne</text:p>
            <text:p/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utsche</text:p>
            <text:p/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ömische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mdes</text:p>
            <text:p/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zig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g</text:p>
            <text:p/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esige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ürr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ößere</text:p>
            <text:p/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äufer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sche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ienischer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'CATMA Query Result'.A1:'CATMA Query Result'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CATMA_20_Query_20_Result" style:display-name="PageStyle_CATMA Query Resul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15:15:57</meta:creation-date>
    <meta:initial-creator>Apache POI</meta:initial-creator>
    <meta:generator>LibreOffice/6.0.7.3$Linux_X86_64 LibreOffice_project/00m0$Build-3</meta:generator>
    <dc:date>2021-06-13T21:22:28.350533577</dc:date>
    <meta:editing-duration>PT18M30S</meta:editing-duration>
    <meta:editing-cycles>1</meta:editing-cycles>
    <meta:document-statistic meta:table-count="1" meta:cell-count="7830" meta:object-count="0"/>
  </office:meta>
</office:document-meta>
</file>